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f9b" officeooo:paragraph-rsid="00197f9b"/>
    </style:style>
    <style:style style:name="P2" style:family="paragraph" style:parent-style-name="Standard">
      <style:text-properties officeooo:rsid="00197f9b" officeooo:paragraph-rsid="001a423f"/>
    </style:style>
    <style:style style:name="P3" style:family="paragraph" style:parent-style-name="Standard">
      <style:text-properties officeooo:rsid="001a423f" officeooo:paragraph-rsid="001a423f"/>
    </style:style>
    <style:style style:name="P4" style:family="paragraph" style:parent-style-name="Standard">
      <style:text-properties officeooo:rsid="00197f9b" officeooo:paragraph-rsid="00197f9b"/>
    </style:style>
    <style:style style:name="P5" style:family="paragraph" style:parent-style-name="Standard">
      <style:text-properties officeooo:rsid="00197f9b" officeooo:paragraph-rsid="001c90ae"/>
    </style:style>
    <style:style style:name="P6" style:family="paragraph" style:parent-style-name="Standard">
      <style:text-properties officeooo:rsid="00197f9b" officeooo:paragraph-rsid="001e3a95"/>
    </style:style>
    <style:style style:name="P7" style:family="paragraph" style:parent-style-name="Standard">
      <style:text-properties officeooo:rsid="001b7e67" officeooo:paragraph-rsid="001b7e67"/>
    </style:style>
    <style:style style:name="P8" style:family="paragraph" style:parent-style-name="Standard">
      <style:text-properties officeooo:rsid="001a423f" officeooo:paragraph-rsid="001a423f"/>
    </style:style>
    <style:style style:name="P9" style:family="paragraph" style:parent-style-name="Standard">
      <style:text-properties officeooo:rsid="001bcef4" officeooo:paragraph-rsid="001bcef4"/>
    </style:style>
    <style:style style:name="P10" style:family="paragraph" style:parent-style-name="Standard">
      <style:text-properties fo:font-weight="bold" officeooo:rsid="001bcef4" officeooo:paragraph-rsid="001bcef4" style:font-weight-asian="bold" style:font-weight-complex="bold"/>
    </style:style>
    <style:style style:name="P11" style:family="paragraph" style:parent-style-name="Standard">
      <style:text-properties fo:font-weight="normal" officeooo:rsid="001bcef4" officeooo:paragraph-rsid="001bcef4" style:font-weight-asian="normal" style:font-weight-complex="normal"/>
    </style:style>
    <style:style style:name="P12" style:family="paragraph" style:parent-style-name="Standard">
      <style:text-properties officeooo:rsid="001c90ae" officeooo:paragraph-rsid="001c90ae"/>
    </style:style>
    <style:style style:name="P13" style:family="paragraph" style:parent-style-name="Standard">
      <style:text-properties officeooo:rsid="001e3a95" officeooo:paragraph-rsid="001e3a95"/>
    </style:style>
    <style:style style:name="P14" style:family="paragraph" style:parent-style-name="Standard">
      <style:text-properties officeooo:rsid="001e8b90" officeooo:paragraph-rsid="001e8b90"/>
    </style:style>
    <style:style style:name="P15" style:family="paragraph" style:parent-style-name="Standard">
      <style:text-properties officeooo:rsid="001e8b90" officeooo:paragraph-rsid="001f1d3a"/>
    </style:style>
    <style:style style:name="P16" style:family="paragraph" style:parent-style-name="Standard">
      <style:text-properties officeooo:rsid="001f1d3a" officeooo:paragraph-rsid="001f1d3a"/>
    </style:style>
    <style:style style:name="T1" style:family="text">
      <style:text-properties officeooo:rsid="001a423f"/>
    </style:style>
    <style:style style:name="T2" style:family="text">
      <style:text-properties officeooo:rsid="001bcef4"/>
    </style:style>
    <style:style style:name="T3" style:family="text">
      <style:text-properties officeooo:rsid="001c90ae"/>
    </style:style>
    <style:style style:name="T4" style:family="text">
      <style:text-properties officeooo:rsid="001e3a95"/>
    </style:style>
    <style:style style:name="T5" style:family="text">
      <style:text-properties officeooo:rsid="001e8b90"/>
    </style:style>
    <style:style style:name="T6" style:family="text">
      <style:text-properties officeooo:rsid="001f1d3a"/>
    </style:style>
    <style:style style:name="T7" style:family="text">
      <style:text-properties officeooo:rsid="001fe2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linhas numa tag</text:p>
      <text:p text:style-name="P10">sites úteis</text:p>
      <text:p text:style-name="P11">caniuse.com</text:p>
      <text:p text:style-name="P10">código</text:p>
      <text:p text:style-name="P11"/>
      <text:p text:style-name="P11">&lt;!doctype html&gt;</text:p>
      <text:p text:style-name="P11">&lt;html&gt;</text:p>
      <text:p text:style-name="P11"><text:tab/>&lt;head&gt;</text:p>
      <text:p text:style-name="P11"><text:tab/><text:tab/>&lt;title&gt;Curso JavaScropt&lt;/title&gt;</text:p>
      <text:p text:style-name="P11"><text:tab/><text:tab/>&lt;meta charset=”utf-8”&gt;</text:p>
      <text:p text:style-name="P11"/>
      <text:p text:style-name="P11"><text:tab/><text:tab/>&lt;style&gt;</text:p>
      <text:p text:style-name="P11"><text:tab/><text:tab/><text:tab/>.done{</text:p>
      <text:p text:style-name="P11"><text:tab/><text:tab/><text:tab/><text:tab/>text-decoration: line-through;</text:p>
      <text:p text:style-name="P11"><text:tab/><text:tab/><text:tab/><text:tab/>color: #555;</text:p>
      <text:p text:style-name="P11"><text:tab/><text:tab/><text:tab/>}</text:p>
      <text:p text:style-name="P11"><text:tab/><text:tab/>&lt;/style&gt;</text:p>
      <text:p text:style-name="P1">&lt;body&gt;</text:p>
      <text:p text:style-name="P1"><text:tab/>&lt;div class=”container”&gt;</text:p>
      <text:p text:style-name="P1"><text:tab/></text:p>
      <text:p text:style-name="P1"><text:tab/>&lt;input type=”text” id=”txtTask”&gt;</text:p>
      <text:p text:style-name="P1"><text:tab/>&lt;button&gt;Cadastrar tarefa&lt;/button&gt;</text:p>
      <text:p text:style-name="P1"/>
      <text:p text:style-name="P1"><text:tab/>&lt;ul&gt;</text:p>
      <text:p text:style-name="P1"><text:tab/><text:tab/>&lt;li&gt;estudar JavaScript – DOM &lt;/li&gt;</text:p>
      <text:p text:style-name="P1"><text:tab/><text:tab/>&lt;li&gt;estudar eventos em JavaScript&lt;/li&gt;</text:p>
      <text:p text:style-name="P1"><text:tab/><text:tab/>&lt;li&gt;acrescentar mais eventos abaixo&lt;/li&gt;</text:p>
      <text:p text:style-name="P1"><text:tab/>&lt;/ul&gt;</text:p>
      <text:p text:style-name="P1"><text:tab/>&lt;/div&gt;</text:p>
      <text:p text:style-name="P1"/>
      <text:p text:style-name="P1"><text:tab/>&lt;script&gt;</text:p>
      <text:p text:style-name="P1"/>
      <text:p text:style-name="P1">(function(){</text:p>
      <text:p text:style-name="P1"><text:tab/>‘use strict’;</text:p>
      <text:p text:style-name="P1"/>
      <text:p text:style-name="P1">var $ul = document.querySelector(‘ul’);</text:p>
      <text:p text:style-name="P7">var $lis = $ul.querySelector<text:span text:style-name="T2">All</text:span>(‘li’)</text:p>
      <text:p text:style-name="P1">var $txtTask = document.querySelector(‘#txtTask’);</text:p>
      <text:p text:style-name="P1">var $btn = document.querySelector(#btn’);</text:p>
      <text:p text:style-name="P1"/>
      <text:p text:style-name="P2">$btn.addEventListener(‘click’, <text:span text:style-name="T1">addTask):</text:span></text:p>
      <text:p text:style-name="P3">$txtTask.addEventListener(‘keyup’, function(e){</text:p>
      <text:p text:style-name="P3"><text:tab/>if(e.keyCode === 13) {</text:p>
      <text:p text:style-name="P3"><text:tab/><text:tab/>addTask();</text:p>
      <text:p text:style-name="P3"><text:tab/>}</text:p>
      <text:p text:style-name="P3">})</text:p>
      <text:p text:style-name="P3"/>
      <text:p text:style-name="P14">$ul.addEventListener(‘click’, function (e){</text:p>
      <text:p text:style-name="P14"><text:tab/>if(e.target.nodeName === ‘LI’{</text:p>
      <text:p text:style-name="P15"><text:tab/><text:tab/><text:span text:style-name="T6">unless </text:span>toogleDone(e.target) <text:span text:style-name="T6">{</text:span></text:p>
      <text:p text:style-name="P15"><text:span text:style-name="T6"><text:tab/><text:tab/><text:tab/>removeTask(e.target);</text:span></text:p>
      <text:p text:style-name="P15"><text:span text:style-name="T6"><text:tab/><text:tab/>}</text:span></text:p>
      <text:p text:style-name="P14"><text:soft-page-break/></text:p>
      <text:p text:style-name="P14"/>
      <text:p text:style-name="P14"><text:tab/>}</text:p>
      <text:p text:style-name="P14">})</text:p>
      <text:p text:style-name="P9"/>
      <text:p text:style-name="P16">function removeTask(li){</text:p>
      <text:p text:style-name="P16"><text:tab/>if(confirm(‘deseja realmente excluir <text:span text:style-name="T7">a tarefa \n</text:span>?’<text:span text:style-name="T7">+li.textContent + ‘?’</text:span>)){</text:p>
      <text:p text:style-name="P16"><text:tab/><text:tab/><text:span text:style-name="T7">li.parentChild.removeChild(li);</text:span></text:p>
      <text:p text:style-name="P16"><text:tab/>}</text:p>
      <text:p text:style-name="P16">}</text:p>
      <text:p text:style-name="P9"/>
      <text:p text:style-name="P9">function toogleDone(<text:span text:style-name="T5">li</text:span>){</text:p>
      <text:p text:style-name="P9"><text:tab/><text:span text:style-name="T5">li</text:span>.classList.toogle(‘done’);<text:tab/></text:p>
      <text:p text:style-name="P9">}</text:p>
      <text:p text:style-name="P2"/>
      <text:p text:style-name="P2">function <text:span text:style-name="T1">addTask</text:span>(){</text:p>
      <text:p text:style-name="P5"><text:tab/><text:span text:style-name="T3">var li = document.createElement(‘li’);</text:span></text:p>
      <text:p text:style-name="P5"><text:span text:style-name="T3"><text:tab/>var text = document.createTextNode($txtTask.value);</text:span></text:p>
      <text:p text:style-name="P5"/>
      <text:p text:style-name="P5"><text:tab/><text:span text:style-name="T3">li.appendChild(text);</text:span></text:p>
      <text:p text:style-name="P6"/>
      <text:p text:style-name="P5"><text:tab/><text:span text:style-name="T3">$ul.appendChild(li);</text:span></text:p>
      <text:p text:style-name="P5"/>
      <text:p text:style-name="P1"><text:tab/>$txtTask.value = ‘’;</text:p>
      <text:p text:style-name="P1"/>
      <text:p text:style-name="P1">})<text:span text:style-name="T5">()</text:span></text:p>
      <text:p text:style-name="P1"/>
      <text:p text:style-name="P1"><text:tab/>&lt;/script&gt;</text:p>
      <text:p text:style-name="P1">&lt;/body&gt;</text:p>
      <text:p text:style-name="P1"/>
      <text:p text:style-name="P12">PRIMEIRA VERSÃO MENOS ELABORADA</text:p>
      <text:p text:style-name="P5">function <text:span text:style-name="T1">addTask</text:span>(){</text:p>
      <text:p text:style-name="P5"><text:tab/>var task = ‘&lt;li&gt;’ + $txtTask.value + ‘&lt;li&gt;’;</text:p>
      <text:p text:style-name="P5"><text:tab/>$ul.innerHTML += task;</text:p>
      <text:p text:style-name="P5"/>
      <text:p text:style-name="P5"><text:tab/>$txtTask.value = ‘’;</text:p>
      <text:p text:style-name="P5"><text:tab/>$txtTask.focus();</text:p>
      <text:p text:style-name="P5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0:23.301007340</meta:creation-date>
    <dc:date>2019-07-18T11:30:34.312371682</dc:date>
    <meta:editing-duration>PT46M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0" meta:word-count="148" meta:character-count="1460" meta:non-whitespace-character-count="1313"/>
  </office:meta>
</office:document-meta>
</file>